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9.3581"/>
          <table:table-cell office:value-type="float" office:value="46.856"/>
          <table:table-cell office:value-type="float" office:value="45.0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25219.0"/>
          <table:table-cell office:value-type="float" office:value="600.0"/>
          <table:table-cell office:value-type="float" office:value="270958.0"/>
          <table:table-cell office:value-type="float" office:value="1057570.0"/>
          <table:table-cell office:value-type="float" office:value="218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45524"/>
          <table:table-cell office:value-type="float" office:value="5.104"/>
          <table:table-cell office:value-type="float" office:value="3.24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3969.0"/>
          <table:table-cell office:value-type="float" office:value="600.0"/>
          <table:table-cell office:value-type="float" office:value="270958.0"/>
          <table:table-cell office:value-type="float" office:value="1057570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05126"/>
          <table:table-cell office:value-type="float" office:value="1.50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600.0"/>
          <table:table-cell office:value-type="float" office:value="270358.0"/>
          <table:table-cell office:value-type="float" office:value="1055730.0"/>
          <table:table-cell office:value-type="float" office:value="2184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9.69448"/>
          <table:table-cell office:value-type="float" office:value="7.124"/>
          <table:table-cell office:value-type="float" office:value="5.25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0914.0"/>
          <table:table-cell office:value-type="float" office:value="600.0"/>
          <table:table-cell office:value-type="float" office:value="270958.0"/>
          <table:table-cell office:value-type="float" office:value="1057571.0"/>
          <table:table-cell office:value-type="float" office:value="2176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851"/>
          <table:table-cell office:value-type="float" office:value="10.325"/>
          <table:table-cell office:value-type="float" office:value="8.39"/>
          <table:table-cell office:value-type="float" office:value="1.0"/>
          <table:table-cell office:value-type="float" office:value="0.0"/>
          <table:table-cell office:value-type="float" office:value="38.0"/>
          <table:table-cell office:value-type="float" office:value="9884.0"/>
          <table:table-cell office:value-type="float" office:value="600.0"/>
          <table:table-cell office:value-type="float" office:value="270958.0"/>
          <table:table-cell office:value-type="float" office:value="1057571.0"/>
          <table:table-cell office:value-type="float" office:value="217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42278"/>
          <table:table-cell office:value-type="float" office:value="2.033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600.0"/>
          <table:table-cell office:value-type="float" office:value="270358.0"/>
          <table:table-cell office:value-type="float" office:value="1055731.0"/>
          <table:table-cell office:value-type="float" office:value="2184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.8903"/>
          <table:table-cell office:value-type="float" office:value="10.301"/>
          <table:table-cell office:value-type="float" office:value="8.43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212.0"/>
          <table:table-cell office:value-type="float" office:value="600.0"/>
          <table:table-cell office:value-type="float" office:value="270958.0"/>
          <table:table-cell office:value-type="float" office:value="1057570.0"/>
          <table:table-cell office:value-type="float" office:value="217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374"/>
          <table:table-cell office:value-type="float" office:value="10.892"/>
          <table:table-cell office:value-type="float" office:value="9.0"/>
          <table:table-cell office:value-type="float" office:value="1.0"/>
          <table:table-cell office:value-type="float" office:value="0.0"/>
          <table:table-cell office:value-type="float" office:value="73.0"/>
          <table:table-cell office:value-type="float" office:value="21073.0"/>
          <table:table-cell office:value-type="float" office:value="600.0"/>
          <table:table-cell office:value-type="float" office:value="270958.0"/>
          <table:table-cell office:value-type="float" office:value="1057570.0"/>
          <table:table-cell office:value-type="float" office:value="218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64452"/>
          <table:table-cell office:value-type="float" office:value="2.07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600.0"/>
          <table:table-cell office:value-type="float" office:value="270358.0"/>
          <table:table-cell office:value-type="float" office:value="1055730.0"/>
          <table:table-cell office:value-type="float" office:value="2184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3.1051"/>
          <table:table-cell office:value-type="float" office:value="10.455"/>
          <table:table-cell office:value-type="float" office:value="8.59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19177.0"/>
          <table:table-cell office:value-type="float" office:value="600.0"/>
          <table:table-cell office:value-type="float" office:value="270958.0"/>
          <table:table-cell office:value-type="float" office:value="1057570.0"/>
          <table:table-cell office:value-type="float" office:value="218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6072"/>
          <table:table-cell office:value-type="float" office:value="39.109"/>
          <table:table-cell office:value-type="float" office:value="37.19"/>
          <table:table-cell office:value-type="float" office:value="0.0"/>
          <table:table-cell office:value-type="float" office:value="0.0"/>
          <table:table-cell office:value-type="float" office:value="355.0"/>
          <table:table-cell office:value-type="float" office:value="112239.0"/>
          <table:table-cell office:value-type="float" office:value="600.0"/>
          <table:table-cell office:value-type="float" office:value="270958.0"/>
          <table:table-cell office:value-type="float" office:value="1057570.0"/>
          <table:table-cell office:value-type="float" office:value="218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5172"/>
          <table:table-cell office:value-type="float" office:value="2.104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600.0"/>
          <table:table-cell office:value-type="float" office:value="270358.0"/>
          <table:table-cell office:value-type="float" office:value="1055730.0"/>
          <table:table-cell office:value-type="float" office:value="2184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85.26"/>
          <table:table-cell office:value-type="float" office:value="182.71"/>
          <table:table-cell office:value-type="float" office:value="180.84"/>
          <table:table-cell office:value-type="float" office:value="0.0"/>
          <table:table-cell office:value-type="float" office:value="0.0"/>
          <table:table-cell office:value-type="float" office:value="1022.0"/>
          <table:table-cell office:value-type="float" office:value="443299.0"/>
          <table:table-cell office:value-type="float" office:value="600.0"/>
          <table:table-cell office:value-type="float" office:value="270958.0"/>
          <table:table-cell office:value-type="float" office:value="1057571.0"/>
          <table:table-cell office:value-type="float" office:value="217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194"/>
          <table:table-cell office:value-type="float" office:value="8.718"/>
          <table:table-cell office:value-type="float" office:value="6.8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1136.0"/>
          <table:table-cell office:value-type="float" office:value="600.0"/>
          <table:table-cell office:value-type="float" office:value="270958.0"/>
          <table:table-cell office:value-type="float" office:value="1057571.0"/>
          <table:table-cell office:value-type="float" office:value="2178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68696"/>
          <table:table-cell office:value-type="float" office:value="5.211"/>
          <table:table-cell office:value-type="float" office:value="3.27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795.0"/>
          <table:table-cell office:value-type="float" office:value="600.0"/>
          <table:table-cell office:value-type="float" office:value="270358.0"/>
          <table:table-cell office:value-type="float" office:value="1055731.0"/>
          <table:table-cell office:value-type="float" office:value="2190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5.1282"/>
          <table:table-cell office:value-type="float" office:value="12.171"/>
          <table:table-cell office:value-type="float" office:value="9.89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21526.0"/>
          <table:table-cell office:value-type="float" office:value="600.0"/>
          <table:table-cell office:value-type="float" office:value="312060.0"/>
          <table:table-cell office:value-type="float" office:value="1216470.0"/>
          <table:table-cell office:value-type="float" office:value="235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4526"/>
          <table:table-cell office:value-type="float" office:value="5.795"/>
          <table:table-cell office:value-type="float" office:value="3.6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002.0"/>
          <table:table-cell office:value-type="float" office:value="600.0"/>
          <table:table-cell office:value-type="float" office:value="312060.0"/>
          <table:table-cell office:value-type="float" office:value="1216470.0"/>
          <table:table-cell office:value-type="float" office:value="235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2156"/>
          <table:table-cell office:value-type="float" office:value="2.555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600.0"/>
          <table:table-cell office:value-type="float" office:value="311460.0"/>
          <table:table-cell office:value-type="float" office:value="1214630.0"/>
          <table:table-cell office:value-type="float" office:value="237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1.8178"/>
          <table:table-cell office:value-type="float" office:value="9.304"/>
          <table:table-cell office:value-type="float" office:value="7.31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25.0"/>
          <table:table-cell office:value-type="float" office:value="600.0"/>
          <table:table-cell office:value-type="float" office:value="312060.0"/>
          <table:table-cell office:value-type="float" office:value="1216470.0"/>
          <table:table-cell office:value-type="float" office:value="234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1993"/>
          <table:table-cell office:value-type="float" office:value="12.9"/>
          <table:table-cell office:value-type="float" office:value="10.69"/>
          <table:table-cell office:value-type="float" office:value="1.0"/>
          <table:table-cell office:value-type="float" office:value="0.0"/>
          <table:table-cell office:value-type="float" office:value="75.0"/>
          <table:table-cell office:value-type="float" office:value="19653.0"/>
          <table:table-cell office:value-type="float" office:value="600.0"/>
          <table:table-cell office:value-type="float" office:value="312060.0"/>
          <table:table-cell office:value-type="float" office:value="1216470.0"/>
          <table:table-cell office:value-type="float" office:value="235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69918"/>
          <table:table-cell office:value-type="float" office:value="2.301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600.0"/>
          <table:table-cell office:value-type="float" office:value="311460.0"/>
          <table:table-cell office:value-type="float" office:value="1214630.0"/>
          <table:table-cell office:value-type="float" office:value="2364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2.0779"/>
          <table:table-cell office:value-type="float" office:value="29.576"/>
          <table:table-cell office:value-type="float" office:value="27.36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1027.0"/>
          <table:table-cell office:value-type="float" office:value="600.0"/>
          <table:table-cell office:value-type="float" office:value="312060.0"/>
          <table:table-cell office:value-type="float" office:value="1216471.0"/>
          <table:table-cell office:value-type="float" office:value="234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165"/>
          <table:table-cell office:value-type="float" office:value="7.692"/>
          <table:table-cell office:value-type="float" office:value="5.45"/>
          <table:table-cell office:value-type="float" office:value="1.0"/>
          <table:table-cell office:value-type="float" office:value="0.0"/>
          <table:table-cell office:value-type="float" office:value="36.0"/>
          <table:table-cell office:value-type="float" office:value="7942.0"/>
          <table:table-cell office:value-type="float" office:value="600.0"/>
          <table:table-cell office:value-type="float" office:value="312060.0"/>
          <table:table-cell office:value-type="float" office:value="1216471.0"/>
          <table:table-cell office:value-type="float" office:value="234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6349"/>
          <table:table-cell office:value-type="float" office:value="2.477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600.0"/>
          <table:table-cell office:value-type="float" office:value="311460.0"/>
          <table:table-cell office:value-type="float" office:value="1214631.0"/>
          <table:table-cell office:value-type="float" office:value="2351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10.962"/>
          <table:table-cell office:value-type="float" office:value="108.532"/>
          <table:table-cell office:value-type="float" office:value="106.47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291946.0"/>
          <table:table-cell office:value-type="float" office:value="600.0"/>
          <table:table-cell office:value-type="float" office:value="312060.0"/>
          <table:table-cell office:value-type="float" office:value="1216472.0"/>
          <table:table-cell office:value-type="float" office:value="234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6826"/>
          <table:table-cell office:value-type="float" office:value="23.377"/>
          <table:table-cell office:value-type="float" office:value="21.25"/>
          <table:table-cell office:value-type="float" office:value="0.0"/>
          <table:table-cell office:value-type="float" office:value="0.0"/>
          <table:table-cell office:value-type="float" office:value="225.0"/>
          <table:table-cell office:value-type="float" office:value="66424.0"/>
          <table:table-cell office:value-type="float" office:value="600.0"/>
          <table:table-cell office:value-type="float" office:value="312060.0"/>
          <table:table-cell office:value-type="float" office:value="1216472.0"/>
          <table:table-cell office:value-type="float" office:value="23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2972"/>
          <table:table-cell office:value-type="float" office:value="2.327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00.0"/>
          <table:table-cell office:value-type="float" office:value="311460.0"/>
          <table:table-cell office:value-type="float" office:value="1214632.0"/>
          <table:table-cell office:value-type="float" office:value="237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1.7773"/>
          <table:table-cell office:value-type="float" office:value="19.298"/>
          <table:table-cell office:value-type="float" office:value="17.25"/>
          <table:table-cell office:value-type="float" office:value="0.0"/>
          <table:table-cell office:value-type="float" office:value="0.0"/>
          <table:table-cell office:value-type="float" office:value="139.0"/>
          <table:table-cell office:value-type="float" office:value="43007.0"/>
          <table:table-cell office:value-type="float" office:value="600.0"/>
          <table:table-cell office:value-type="float" office:value="312060.0"/>
          <table:table-cell office:value-type="float" office:value="1216472.0"/>
          <table:table-cell office:value-type="float" office:value="234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632"/>
          <table:table-cell office:value-type="float" office:value="15.827"/>
          <table:table-cell office:value-type="float" office:value="13.64"/>
          <table:table-cell office:value-type="float" office:value="0.0"/>
          <table:table-cell office:value-type="float" office:value="0.0"/>
          <table:table-cell office:value-type="float" office:value="133.0"/>
          <table:table-cell office:value-type="float" office:value="38572.0"/>
          <table:table-cell office:value-type="float" office:value="600.0"/>
          <table:table-cell office:value-type="float" office:value="312060.0"/>
          <table:table-cell office:value-type="float" office:value="1216472.0"/>
          <table:table-cell office:value-type="float" office:value="23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3397"/>
          <table:table-cell office:value-type="float" office:value="2.467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84.0"/>
          <table:table-cell office:value-type="float" office:value="600.0"/>
          <table:table-cell office:value-type="float" office:value="311460.0"/>
          <table:table-cell office:value-type="float" office:value="1214632.0"/>
          <table:table-cell office:value-type="float" office:value="2358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7.5073"/>
          <table:table-cell office:value-type="float" office:value="5.027"/>
          <table:table-cell office:value-type="float" office:value="4.47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19091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.8881"/>
          <table:table-cell office:value-type="float" office:value="66.479"/>
          <table:table-cell office:value-type="float" office:value="65.88"/>
          <table:table-cell office:value-type="float" office:value="0.0"/>
          <table:table-cell office:value-type="float" office:value="0.0"/>
          <table:table-cell office:value-type="float" office:value="826.0"/>
          <table:table-cell office:value-type="float" office:value="293705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98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0042"/>
          <table:table-cell office:value-type="float" office:value="0.61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300.0"/>
          <table:table-cell office:value-type="float" office:value="88390.0"/>
          <table:table-cell office:value-type="float" office:value="340337.0"/>
          <table:table-cell office:value-type="float" office:value="133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.35322"/>
          <table:table-cell office:value-type="float" office:value="2.894"/>
          <table:table-cell office:value-type="float" office:value="2.31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7295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5205"/>
          <table:table-cell office:value-type="float" office:value="2.198"/>
          <table:table-cell office:value-type="float" office:value="1.55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207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066"/>
          <table:table-cell office:value-type="float" office:value="0.68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00.0"/>
          <table:table-cell office:value-type="float" office:value="88390.0"/>
          <table:table-cell office:value-type="float" office:value="340337.0"/>
          <table:table-cell office:value-type="float" office:value="1328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7.14328"/>
          <table:table-cell office:value-type="float" office:value="4.677"/>
          <table:table-cell office:value-type="float" office:value="4.07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773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4413"/>
          <table:table-cell office:value-type="float" office:value="1.051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84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8323"/>
          <table:table-cell office:value-type="float" office:value="0.65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00.0"/>
          <table:table-cell office:value-type="float" office:value="88390.0"/>
          <table:table-cell office:value-type="float" office:value="34033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2.8175"/>
          <table:table-cell office:value-type="float" office:value="20.363"/>
          <table:table-cell office:value-type="float" office:value="19.79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3092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1347"/>
          <table:table-cell office:value-type="float" office:value="1.246"/>
          <table:table-cell office:value-type="float" office:value="0.6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306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6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4875"/>
          <table:table-cell office:value-type="float" office:value="0.60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00.0"/>
          <table:table-cell office:value-type="float" office:value="88390.0"/>
          <table:table-cell office:value-type="float" office:value="34033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.18165"/>
          <table:table-cell office:value-type="float" office:value="2.796"/>
          <table:table-cell office:value-type="float" office:value="2.2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8805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4191"/>
          <table:table-cell office:value-type="float" office:value="4.534"/>
          <table:table-cell office:value-type="float" office:value="3.93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415.0"/>
          <table:table-cell office:value-type="float" office:value="300.0"/>
          <table:table-cell office:value-type="float" office:value="88690.0"/>
          <table:table-cell office:value-type="float" office:value="341257.0"/>
          <table:table-cell office:value-type="float" office:value="1264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3498"/>
          <table:table-cell office:value-type="float" office:value="0.61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88390.0"/>
          <table:table-cell office:value-type="float" office:value="34033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6.1509"/>
          <table:table-cell office:value-type="float" office:value="23.663"/>
          <table:table-cell office:value-type="float" office:value="22.04"/>
          <table:table-cell office:value-type="float" office:value="0.0"/>
          <table:table-cell office:value-type="float" office:value="0.0"/>
          <table:table-cell office:value-type="float" office:value="214.0"/>
          <table:table-cell office:value-type="float" office:value="61643.0"/>
          <table:table-cell office:value-type="float" office:value="600.0"/>
          <table:table-cell office:value-type="float" office:value="248610.0"/>
          <table:table-cell office:value-type="float" office:value="970758.0"/>
          <table:table-cell office:value-type="float" office:value="207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7172"/>
          <table:table-cell office:value-type="float" office:value="10.428"/>
          <table:table-cell office:value-type="float" office:value="8.96"/>
          <table:table-cell office:value-type="float" office:value="0.0"/>
          <table:table-cell office:value-type="float" office:value="0.0"/>
          <table:table-cell office:value-type="float" office:value="122.0"/>
          <table:table-cell office:value-type="float" office:value="30730.0"/>
          <table:table-cell office:value-type="float" office:value="600.0"/>
          <table:table-cell office:value-type="float" office:value="248610.0"/>
          <table:table-cell office:value-type="float" office:value="970758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4716"/>
          <table:table-cell office:value-type="float" office:value="1.748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600.0"/>
          <table:table-cell office:value-type="float" office:value="248010.0"/>
          <table:table-cell office:value-type="float" office:value="968918.0"/>
          <table:table-cell office:value-type="float" office:value="2081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1.5065"/>
          <table:table-cell office:value-type="float" office:value="9.002"/>
          <table:table-cell office:value-type="float" office:value="7.36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18726.0"/>
          <table:table-cell office:value-type="float" office:value="600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8173"/>
          <table:table-cell office:value-type="float" office:value="10.657"/>
          <table:table-cell office:value-type="float" office:value="9.07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3569.0"/>
          <table:table-cell office:value-type="float" office:value="600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0673"/>
          <table:table-cell office:value-type="float" office:value="1.699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600.0"/>
          <table:table-cell office:value-type="float" office:value="248010.0"/>
          <table:table-cell office:value-type="float" office:value="968917.0"/>
          <table:table-cell office:value-type="float" office:value="2081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0.9359"/>
          <table:table-cell office:value-type="float" office:value="18.18"/>
          <table:table-cell office:value-type="float" office:value="15.04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088.0"/>
          <table:table-cell office:value-type="float" office:value="600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8571"/>
          <table:table-cell office:value-type="float" office:value="11.499"/>
          <table:table-cell office:value-type="float" office:value="9.73"/>
          <table:table-cell office:value-type="float" office:value="1.0"/>
          <table:table-cell office:value-type="float" office:value="0.0"/>
          <table:table-cell office:value-type="float" office:value="81.0"/>
          <table:table-cell office:value-type="float" office:value="20122.0"/>
          <table:table-cell office:value-type="float" office:value="600.0"/>
          <table:table-cell office:value-type="float" office:value="248610.0"/>
          <table:table-cell office:value-type="float" office:value="970757.0"/>
          <table:table-cell office:value-type="float" office:value="207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86929"/>
          <table:table-cell office:value-type="float" office:value="1.904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3.0"/>
          <table:table-cell office:value-type="float" office:value="600.0"/>
          <table:table-cell office:value-type="float" office:value="248010.0"/>
          <table:table-cell office:value-type="float" office:value="968917.0"/>
          <table:table-cell office:value-type="float" office:value="208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90.2804"/>
          <table:table-cell office:value-type="float" office:value="87.782"/>
          <table:table-cell office:value-type="float" office:value="86.09"/>
          <table:table-cell office:value-type="float" office:value="0.0"/>
          <table:table-cell office:value-type="float" office:value="0.0"/>
          <table:table-cell office:value-type="float" office:value="696.0"/>
          <table:table-cell office:value-type="float" office:value="270199.0"/>
          <table:table-cell office:value-type="float" office:value="600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416"/>
          <table:table-cell office:value-type="float" office:value="9.934"/>
          <table:table-cell office:value-type="float" office:value="8.35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200.0"/>
          <table:table-cell office:value-type="float" office:value="600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66427"/>
          <table:table-cell office:value-type="float" office:value="1.991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89.0"/>
          <table:table-cell office:value-type="float" office:value="600.0"/>
          <table:table-cell office:value-type="float" office:value="248010.0"/>
          <table:table-cell office:value-type="float" office:value="968917.0"/>
          <table:table-cell office:value-type="float" office:value="2087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9.8544"/>
          <table:table-cell office:value-type="float" office:value="17.472"/>
          <table:table-cell office:value-type="float" office:value="15.8"/>
          <table:table-cell office:value-type="float" office:value="0.0"/>
          <table:table-cell office:value-type="float" office:value="0.0"/>
          <table:table-cell office:value-type="float" office:value="149.0"/>
          <table:table-cell office:value-type="float" office:value="46439.0"/>
          <table:table-cell office:value-type="float" office:value="600.0"/>
          <table:table-cell office:value-type="float" office:value="248610.0"/>
          <table:table-cell office:value-type="float" office:value="970759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3953"/>
          <table:table-cell office:value-type="float" office:value="44.103"/>
          <table:table-cell office:value-type="float" office:value="42.38"/>
          <table:table-cell office:value-type="float" office:value="1.0"/>
          <table:table-cell office:value-type="float" office:value="0.0"/>
          <table:table-cell office:value-type="float" office:value="380.0"/>
          <table:table-cell office:value-type="float" office:value="123980.0"/>
          <table:table-cell office:value-type="float" office:value="600.0"/>
          <table:table-cell office:value-type="float" office:value="248610.0"/>
          <table:table-cell office:value-type="float" office:value="970759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68378"/>
          <table:table-cell office:value-type="float" office:value="3.053"/>
          <table:table-cell office:value-type="float" office:value="1.4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63.0"/>
          <table:table-cell office:value-type="float" office:value="600.0"/>
          <table:table-cell office:value-type="float" office:value="248010.0"/>
          <table:table-cell office:value-type="float" office:value="968919.0"/>
          <table:table-cell office:value-type="float" office:value="208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58401"/>
          <table:table-cell office:value-type="float" office:value="0.20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3976"/>
          <table:table-cell office:value-type="float" office:value="0.22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39"/>
          <table:table-cell office:value-type="float" office:value="0.2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7828.0"/>
          <table:table-cell office:value-type="float" office:value="107272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78062"/>
          <table:table-cell office:value-type="float" office:value="0.362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687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4564"/>
          <table:table-cell office:value-type="float" office:value="0.28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2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0171"/>
          <table:table-cell office:value-type="float" office:value="0.1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7828.0"/>
          <table:table-cell office:value-type="float" office:value="10727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53452"/>
          <table:table-cell office:value-type="float" office:value="0.3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1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2853"/>
          <table:table-cell office:value-type="float" office:value="0.1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2781"/>
          <table:table-cell office:value-type="float" office:value="0.18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7828.0"/>
          <table:table-cell office:value-type="float" office:value="10727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61361"/>
          <table:table-cell office:value-type="float" office:value="0.24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77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909"/>
          <table:table-cell office:value-type="float" office:value="0.1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0972"/>
          <table:table-cell office:value-type="float" office:value="0.16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7828.0"/>
          <table:table-cell office:value-type="float" office:value="107272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58614"/>
          <table:table-cell office:value-type="float" office:value="0.22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0912"/>
          <table:table-cell office:value-type="float" office:value="0.26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0.0"/>
          <table:table-cell office:value-type="float" office:value="27948.0"/>
          <table:table-cell office:value-type="float" office:value="10764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2685"/>
          <table:table-cell office:value-type="float" office:value="0.20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.0"/>
          <table:table-cell office:value-type="float" office:value="27828.0"/>
          <table:table-cell office:value-type="float" office:value="10727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